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f262f" officeooo:paragraph-rsid="001f262f"/>
    </style:style>
    <style:style style:name="P2" style:family="paragraph" style:parent-style-name="Standard">
      <style:text-properties officeooo:rsid="001fb985" officeooo:paragraph-rsid="001fb985"/>
    </style:style>
    <style:style style:name="P3" style:family="paragraph" style:parent-style-name="Standard">
      <style:text-properties officeooo:rsid="002010a7" officeooo:paragraph-rsid="002010a7"/>
    </style:style>
    <style:style style:name="P4" style:family="paragraph" style:parent-style-name="Standard">
      <style:text-properties officeooo:rsid="00224b8f" officeooo:paragraph-rsid="00224b8f"/>
    </style:style>
    <style:style style:name="P5" style:family="paragraph" style:parent-style-name="Standard">
      <style:text-properties officeooo:rsid="00233843" officeooo:paragraph-rsid="00233843"/>
    </style:style>
    <style:style style:name="P6" style:family="paragraph" style:parent-style-name="Standard">
      <style:text-properties officeooo:rsid="00236358" officeooo:paragraph-rsid="00236358"/>
    </style:style>
    <style:style style:name="P7" style:family="paragraph" style:parent-style-name="Standard">
      <style:text-properties officeooo:rsid="0023774f" officeooo:paragraph-rsid="0023774f"/>
    </style:style>
    <style:style style:name="P8" style:family="paragraph" style:parent-style-name="Standard">
      <style:text-properties officeooo:rsid="00242e4b" officeooo:paragraph-rsid="00242e4b"/>
    </style:style>
    <style:style style:name="P9" style:family="paragraph" style:parent-style-name="Standard">
      <style:text-properties officeooo:rsid="0025c26a" officeooo:paragraph-rsid="0025c26a"/>
    </style:style>
    <style:style style:name="P10" style:family="paragraph" style:parent-style-name="Standard">
      <style:text-properties officeooo:rsid="0028b409" officeooo:paragraph-rsid="0028b409"/>
    </style:style>
    <style:style style:name="P11" style:family="paragraph" style:parent-style-name="Standard">
      <style:text-properties officeooo:rsid="002b7f73" officeooo:paragraph-rsid="002b7f73"/>
    </style:style>
    <style:style style:name="P12" style:family="paragraph" style:parent-style-name="Standard">
      <style:text-properties officeooo:rsid="00346b16" officeooo:paragraph-rsid="00346b16"/>
    </style:style>
    <style:style style:name="P13" style:family="paragraph" style:parent-style-name="Standard">
      <style:text-properties officeooo:rsid="003630af" officeooo:paragraph-rsid="003630af"/>
    </style:style>
    <style:style style:name="P14" style:family="paragraph" style:parent-style-name="Standard">
      <style:text-properties officeooo:rsid="00372ee9" officeooo:paragraph-rsid="00372ee9"/>
    </style:style>
    <style:style style:name="P15" style:family="paragraph" style:parent-style-name="Standard">
      <style:text-properties officeooo:rsid="003842e8" officeooo:paragraph-rsid="003842e8"/>
    </style:style>
    <style:style style:name="T1" style:family="text">
      <style:text-properties officeooo:rsid="001f3a56"/>
    </style:style>
    <style:style style:name="T2" style:family="text">
      <style:text-properties officeooo:rsid="002118df"/>
    </style:style>
    <style:style style:name="T3" style:family="text">
      <style:text-properties officeooo:rsid="0022f42a"/>
    </style:style>
    <style:style style:name="T4" style:family="text">
      <style:text-properties officeooo:rsid="0023774f"/>
    </style:style>
    <style:style style:name="T5" style:family="text">
      <style:text-properties officeooo:rsid="00242e4b"/>
    </style:style>
    <style:style style:name="T6" style:family="text">
      <style:text-properties officeooo:rsid="0025c26a"/>
    </style:style>
    <style:style style:name="T7" style:family="text">
      <style:text-properties officeooo:rsid="00276290"/>
    </style:style>
    <style:style style:name="T8" style:family="text">
      <style:text-properties officeooo:rsid="002939d0"/>
    </style:style>
    <style:style style:name="T9" style:family="text">
      <style:text-properties officeooo:rsid="002a1d2b"/>
    </style:style>
    <style:style style:name="T10" style:family="text">
      <style:text-properties officeooo:rsid="002a31b8"/>
    </style:style>
    <style:style style:name="T11" style:family="text">
      <style:text-properties officeooo:rsid="002abf0c"/>
    </style:style>
    <style:style style:name="T12" style:family="text">
      <style:text-properties officeooo:rsid="002bef47"/>
    </style:style>
    <style:style style:name="T13" style:family="text">
      <style:text-properties officeooo:rsid="002bff05"/>
    </style:style>
    <style:style style:name="T14" style:family="text">
      <style:text-properties officeooo:rsid="002d4514"/>
    </style:style>
    <style:style style:name="T15" style:family="text">
      <style:text-properties officeooo:rsid="002df2ab"/>
    </style:style>
    <style:style style:name="T16" style:family="text">
      <style:text-properties officeooo:rsid="002ed033"/>
    </style:style>
    <style:style style:name="T17" style:family="text">
      <style:text-properties officeooo:rsid="0030b25f"/>
    </style:style>
    <style:style style:name="T18" style:family="text">
      <style:text-properties officeooo:rsid="003412d8"/>
    </style:style>
    <style:style style:name="T19" style:family="text">
      <style:text-properties officeooo:rsid="003534b1"/>
    </style:style>
    <style:style style:name="T20" style:family="text">
      <style:text-properties officeooo:rsid="003600d0"/>
    </style:style>
    <style:style style:name="T21" style:family="text">
      <style:text-properties officeooo:rsid="0036ec57"/>
    </style:style>
    <style:style style:name="T22" style:family="text">
      <style:text-properties officeooo:rsid="00372ee9"/>
    </style:style>
    <style:style style:name="T23" style:family="text">
      <style:text-properties officeooo:rsid="003a32fe"/>
    </style:style>
    <style:style style:name="T24" style:family="text">
      <style:text-properties officeooo:rsid="003b0e82"/>
    </style:style>
    <style:style style:name="T25" style:family="text">
      <style:text-properties officeooo:rsid="003c317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EFINIÇÃO DE REQUISITOS </text:p>
      <text:p text:style-name="P1"/>
      <text:p text:style-name="P1">-<text:span text:style-name="T1">existem metodologias que dizem que perder muito tempo levantando requisitos e validando é <text:tab/>inviável, pois eles mudam no decorrer do projeto, porém, uma outra via de metodologia, <text:tab/>prega que é extremamente importante, levantar e validar esses requisitos, custe o tempo que <text:tab/>for.</text:span></text:p>
      <text:p text:style-name="P1"/>
      <text:p text:style-name="P2">REQUISITOS </text:p>
      <text:p text:style-name="P2">-condição ou exigência indispensável para um fim, uma ocupação e/ou uma realização. </text:p>
      <text:p text:style-name="P2"/>
      <text:p text:style-name="P3">CONCEITO INTERMEDIÁRIO </text:p>
      <text:p text:style-name="P3">-<text:span text:style-name="T2">o esforço total no processo de requisitos não pode ultrapassar os 5% do esforço total do projeto. </text:span></text:p>
      <text:p text:style-name="P3">-<text:span text:style-name="T2">usar mecanismos eficazes para isso. </text:span></text:p>
      <text:p text:style-name="P3">-<text:span text:style-name="T3">limitar o esforço máximo em 5% não é menosprezar a etapa de requisitos, mas sim, se concentrar <text:tab/>no que realmente é importante nesta etapa.</text:span></text:p>
      <text:p text:style-name="P3"/>
      <text:p text:style-name="P4">ENTENDIMENTO </text:p>
      <text:p text:style-name="P4">-é importante o perfeito alinhamento de entendimento e compreensão então o cliente, os líderes de <text:tab/>projetos, o analista, o desenvolvedor etc… para que no final, não seja feito algo diferente, <text:tab/>para mais ou para menos do que realmente é a necessidade do cliente. </text:p>
      <text:p text:style-name="P4"/>
      <text:p text:style-name="P5">TIPOS DE REQUISITOS </text:p>
      <text:p text:style-name="P5">-funcionais e não funcionais, para cada um, existem os requisitos explícitos e implícitos </text:p>
      <text:p text:style-name="P5"/>
      <text:p text:style-name="P6">REQUISITOS FUNCIONAIS </text:p>
      <text:p text:style-name="P6">-<text:span text:style-name="T4">tratam do que o sistema deve fazer, sua funcionalidade(performance, usabilidade, confiabilidade <text:tab/>etc..)</text:span></text:p>
      <text:p text:style-name="P6"/>
      <text:p text:style-name="P7">REQUISITOS NÃO FUNCIONAIS </text:p>
      <text:p text:style-name="P7">-<text:span text:style-name="T5">tratam dos critérios que suportam os requisitos funcionais </text:span></text:p>
      <text:p text:style-name="P7">-<text:span text:style-name="T25">podem ser restrições orçamentarias, políticas organizacionais, regulamentos, legislações etc...</text:span></text:p>
      <text:p text:style-name="P7"/>
      <text:p text:style-name="P9">EXPLÍCITO </text:p>
      <text:p text:style-name="P9">-<text:span text:style-name="T7">usuário consegue repassar para a equipe de desenvolvimento</text:span></text:p>
      <text:p text:style-name="P7"/>
      <text:p text:style-name="P8">IMPLÍCITOS </text:p>
      <text:p text:style-name="P8">-<text:span text:style-name="T6">aqueles que o usuário não consegue repassar, por falta de conhecimento ou achar muito óbvio</text:span></text:p>
      <text:p text:style-name="P8"/>
      <text:p text:style-name="P10">REUNIÃO DE LEVANTAMENTO DE REQUISITOS </text:p>
      <text:p text:style-name="P10">-<text:span text:style-name="T8">máximo de 2 horas </text:span></text:p>
      <text:p text:style-name="P10">-<text:span text:style-name="T9">separar por camadas de desenvolvimento (dados, negócios e interface)</text:span></text:p>
      <text:p text:style-name="P10">-<text:span text:style-name="T10">reunião com usuários da determinada camada </text:span></text:p>
      <text:p text:style-name="P10">-<text:span text:style-name="T11">máximo de 3 reuniões com cada grupo </text:span></text:p>
      <text:p text:style-name="P10"/>
      <text:p text:style-name="P11">VALIDAÇÃO DE REQUISITOS </text:p>
      <text:p text:style-name="P11">-<text:span text:style-name="T12">existem 2 etapas: pré-validação e validação </text:span></text:p>
      <text:p text:style-name="P11"/>
      <text:p text:style-name="P11"><text:span text:style-name="T13">PRÉ-VALIDAÇÃO </text:span><text:span text:style-name="T18">(TÉCNICA DE DELPHI)</text:span></text:p>
      <text:p text:style-name="P11">-<text:span text:style-name="T14">2 horas de reunião com as partes interessadas </text:span></text:p>
      <text:p text:style-name="P11">-<text:span text:style-name="T15">separar as partes em grupos de 4 pessoas </text:span></text:p>
      <text:p text:style-name="P11">-<text:span text:style-name="T16">cópia de documento de requisitos para cada grupo </text:span></text:p>
      <text:p text:style-name="P11">-<text:span text:style-name="T17">15 minutos para cada grupo revisar e fazer observações </text:span></text:p>
      <text:p text:style-name="P11"><text:soft-page-break/></text:p>
      <text:p text:style-name="P12">PROTOTIPAÇÃO </text:p>
      <text:p text:style-name="P12">-<text:span text:style-name="T19">a melhor maneira de validar requisitos </text:span></text:p>
      <text:p text:style-name="P12">-<text:span text:style-name="T20">cria-se um modelo conceitual forte para ser validado pelas partes </text:span></text:p>
      <text:p text:style-name="P12"/>
      <text:p text:style-name="P13">MODELO CONCEITUAL FORTE </text:p>
      <text:p text:style-name="P13">-<text:span text:style-name="T21">ex: a planta de uma casa que será construída, </text:span><text:span text:style-name="T22">por ter um bom entendimento visual, dispensa muitas <text:tab/>explicações.</text:span></text:p>
      <text:p text:style-name="P13"/>
      <text:p text:style-name="P14">MODELO CONCEITUAL FRACO </text:p>
      <text:p text:style-name="P14">-fracamente compreensível visualmente, demanda explicações para o entendimento </text:p>
      <text:p text:style-name="P14"/>
      <text:p text:style-name="P15">COMO CRIAR UM MODELO CONCEITUAL FORTE? </text:p>
      <text:p text:style-name="P15">-<text:span text:style-name="T23">através de prototipação, que possibilita a visualização do que e como será o projeto </text:span></text:p>
      <text:p text:style-name="P15">-<text:span text:style-name="T24">importante deixar claro que o protótipo é somente a casca do que será a vir o projeto </text:span></text:p>
      <text:p text:style-name="P15"/>
      <text:p text:style-name="P15"/>
      <text:p text:style-name="P14"/>
      <text:p text:style-name="P14"/>
      <text:p text:style-name="P14"/>
      <text:p text:style-name="P13"/>
      <text:p text:style-name="P13"/>
      <text:p text:style-name="P11"/>
      <text:p text:style-name="P11"/>
      <text:p text:style-name="P8"/>
      <text:p text:style-name="P8"/>
      <text:p text:style-name="P5"/>
      <text:p text:style-name="P5"/>
      <text:p text:style-name="P4"/>
      <text:p text:style-name="P4"/>
      <text:p text:style-name="P2"/>
      <text:p text:style-name="P2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18T10:07:16.822000000</meta:creation-date>
    <dc:date>2024-05-18T11:42:01.949000000</dc:date>
    <meta:editing-duration>PT1H34M28S</meta:editing-duration>
    <meta:editing-cycles>37</meta:editing-cycles>
    <meta:generator>LibreOffice/24.2.2.2$Windows_X86_64 LibreOffice_project/d56cc158d8a96260b836f100ef4b4ef25d6f1a01</meta:generator>
    <meta:document-statistic meta:table-count="0" meta:image-count="0" meta:object-count="0" meta:page-count="2" meta:paragraph-count="43" meta:word-count="388" meta:character-count="2634" meta:non-whitespace-character-count="2247"/>
  </office:meta>
</office:document-meta>
</file>